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56523440" text:id="ct56523440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56523824" text:id="ct5652382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56524160" text:id="ct5652416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7011264" text:id="ct57011264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50753136" text:id="ct5075313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7145360" text:id="ct57145360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57151264" text:id="ct57151264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57234032" text:id="ct5723403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279056" text:id="ct57279056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57184240" text:id="ct5718424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239808" text:id="ct572398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259376" text:id="ct5725937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57261024" text:id="ct5726102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188304" text:id="ct571883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187280" text:id="ct5718728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097344" text:id="ct570973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7254896" text:id="ct5725489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7259568" text:id="ct57259568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7261792" text:id="ct57261792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7265312" text:id="ct57265312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6466384" text:id="ct56466384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56523440"/>self.displayValue(self.listProposingGroups(),self.getProposingGroup())<text:change-end text:change-id="ct56523440"/></text:p>
          <text:p text:style-name="P3"><text:line-break/>Correspondant :<text:line-break/><text:change-start text:change-id="ct56523824"/>self.portal_membership.getMemberInfo(self.Creator())['fullname']<text:change-end text:change-id="ct56523824"/></text:p>
          <text:p text:style-name="P3"><text:line-break/>Références : <text:change-start text:change-id="ct56524160"/>self.getItemReference()<text:change-end text:change-id="ct56524160"/></text:p>
        </draw:text-box>
      </draw:frame>
      <text:p text:style-name="Standard2">Du registre aux délibérations du <text:change-start text:change-id="ct57011264"/>self.portal_plonemeeting.getMeetingConfig(self).Title()<text:change-end text:change-id="ct57011264"/> a été extrait ce qui suit :<text:line-break/></text:p>
      <text:p text:style-name="P4">Séance du <text:change-start text:change-id="ct50753136"/>self.getMeeting().Title()<text:change-end text:change-id="ct50753136"/></text:p>
      <text:p text:style-name="Standard2"><text:line-break/><text:span text:style-name="T1">Etaient présents :</text:span></text:p>
      <text:p text:style-name="P8"><office:annotation><dc:date>2009-09-29T00:00:00</dc:date><text:p>do text</text:p><text:p>from xhtml(self.getStrikedItemAssembly(groupByDuty=True))</text:p></office:annotation>Assemblée</text:p>
      <text:p text:style-name="P7"><text:span text:style-name="T1">Objet n° </text:span><text:change-start text:change-id="ct57145360"/><text:span text:style-name="T3">self</text:span><text:span text:style-name="T1">.getItemNumber(relativeTo='meeting', </text:span><text:span text:style-name="T2">for_display=True</text:span><text:span text:style-name="T1">)</text:span><text:change-end text:change-id="ct57145360"/><text:span text:style-name="T1"> : </text:span><text:change-start text:change-id="ct57151264"/><text:span text:style-name="T1">self.</text:span>Title()<text:change-end text:change-id="ct57151264"/></text:p>
      <text:p text:style-name="Standard2"/>
      <text:p text:style-name="Standard"><office:annotation><dc:date>2009-09-29T00:00:00</dc:date><text:p><text:span text:style-name="T6">do text</text:span></text:p><text:p text:style-name="P11"><text:span text:style-name="T6">from xhtml(view.printXhtml(self, (self.getMotivation(), '&lt;p&gt;&lt;strong&gt;DECIDE:&lt;/strong&gt;&lt;/p&gt;', self.getDecision()), keepWithNext=True, keepWithNextNumberOfChars=150))</text:span>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1"><text:span text:style-name="T5">do text if self.getItemSignatures()</text:span></text:p></office:annotation><text:change-start text:change-id="ct57234032"/>self.getItemSignatures().split('\n')[0]<text:change-end text:change-id="ct57234032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57279056"/>self.getItemSignatories(theObjects=True)[1].getGender()=='m' and 'Le' or 'La'<text:change-end text:change-id="ct57279056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57184240"/>self.getItemSignatories(theObjects=True)[1].getDuty()<text:change-end text:change-id="ct5718424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1"><text:span text:style-name="T4">do text if self.getItemSignatures()</text:span></text:p></office:annotation><text:change-start text:change-id="ct57239808"/>self.getItemSignatures().split('\n')[2]<text:change-end text:change-id="ct57239808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57259376"/>self.getItemSignatories(theObjects=True)[0].getGender()=='m' and 'Le' or 'La'<text:change-end text:change-id="ct57259376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57261024"/>self.getItemSignatories(theObjects=True)[0].getDuty()<text:change-end text:change-id="ct5726102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1"><text:span text:style-name="T5">do text if self.getItemSignatures()</text:span></text:p></office:annotation><text:change-start text:change-id="ct57188304"/>self.getItemSignatures().split('\n')[1]<text:change-end text:change-id="ct57188304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57187280"/>self.getItemSignatories(theObjects=True)[1].Title()<text:change-end text:change-id="ct57187280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1"><text:span text:style-name="T5">do text if self.getItemSignatures()</text:span></text:p></office:annotation><text:change-start text:change-id="ct57097344"/>self.getItemSignatures().split('\n')[3]<text:change-end text:change-id="ct57097344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57254896"/>self.getItemSignatories(theObjects=True)[0].Title()<text:change-end text:change-id="ct57254896"/></text:p>
          </table:table-cell>
        </table:table-row>
        <table:table-row>
          <table:table-cell table:style-name="Tableau2.A1" table:number-columns-spanned="2" office:value-type="string">
            <text:p text:style-name="P10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57259568"/>self.adapted().getCertifiedSignatures()[0]<text:change-end text:change-id="ct57259568"/></text:p>
          </table:table-cell>
          <table:table-cell table:style-name="Tableau2.A1" office:value-type="string">
            <text:p text:style-name="P6"><text:change-start text:change-id="ct57261792"/>self.adapted().getCertifiedSignatures()[2]<text:change-end text:change-id="ct57261792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57265312"/>self.adapted().getCertifiedSignatures()[1]<text:change-end text:change-id="ct57265312"/></text:p>
          </table:table-cell>
          <table:table-cell table:style-name="Tableau2.A1" office:value-type="string">
            <text:p text:style-name="P6"><text:change-start text:change-id="ct56466384"/>self.adapted().getCertifiedSignatures()[3]<text:change-end text:change-id="ct56466384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2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1-19T08:51:35</meta:creation-date>
    <dc:language>fr-FR</dc:language>
    <meta:editing-cycles>18</meta:editing-cycles>
    <meta:editing-duration>PT10M55S</meta:editing-duration>
    <meta:initial-creator>Gauthier Bastien</meta:initial-creator>
    <dc:date>2016-03-15T14:29:07.348417755</dc:date>
    <meta:document-statistic meta:table-count="1" meta:image-count="0" meta:object-count="0" meta:page-count="1" meta:paragraph-count="25" meta:word-count="81" meta:character-count="1296" meta:non-whitespace-character-count="1233"/>
    <meta:user-defined meta:name="Info 1"/>
    <meta:user-defined meta:name="Info 2"/>
    <meta:user-defined meta:name="Info 3"/>
    <meta:user-defined meta:name="Info 4"/>
  </office:meta>
</office:document-meta>
</file>